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/>
          <table:table-cell table:style-name="ce40" table:number-columns-repeated="24"/>
          <table:table-cell table:style-name="ce48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/>
          <table:table-cell table:style-name="ce42" table:number-columns-repeated="24"/>
          <table:table-cell table:style-name="ce50"/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/>
          <table:table-cell table:style-name="ce34" table:number-columns-repeated="24"/>
          <table:table-cell table:style-name="ce7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/>
          <table:table-cell table:style-name="ce35" table:number-columns-repeated="24"/>
          <table:table-cell table:style-name="ce8"/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/>
          <table:table-cell table:style-name="ce36" table:number-columns-repeated="24"/>
          <table:table-cell table:style-name="ce9"/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/>
          <table:table-cell table:style-name="ce37" table:number-columns-repeated="24"/>
          <table:table-cell table:style-name="ce10"/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table:number-columns-repeated="12"/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table:number-columns-repeated="12"/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table:number-columns-repeated="12"/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table:number-columns-repeated="12"/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table:number-columns-repeated="12"/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table:number-columns-repeated="12"/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table:number-columns-repeated="12"/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table:number-columns-repeated="12"/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table:number-columns-repeated="12"/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table:number-columns-repeated="12"/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table:number-columns-repeated="12"/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table:number-columns-repeated="12"/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table:number-columns-repeated="12"/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table:number-columns-repeated="12"/>
          <table:table-cell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hod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amesp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b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lat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ern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p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060" meta:object-count="0"/>
    <meta:generator>LibreOfficeDev/6.0.5.2$Linux_X86_64 LibreOffice_project/</meta:generator>
  </office:meta>
</office:document-meta>
</file>